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d8" officeooo:paragraph-rsid="001faad8"/>
    </style:style>
    <style:style style:name="P2" style:family="paragraph" style:parent-style-name="Standard">
      <style:paragraph-properties fo:text-align="start" style:justify-single-word="false"/>
      <style:text-properties officeooo:rsid="001faad8" officeooo:paragraph-rsid="001faad8"/>
    </style:style>
    <style:style style:name="P3" style:family="paragraph" style:parent-style-name="Standard">
      <style:text-properties fo:font-size="14pt" fo:font-weight="bold" officeooo:rsid="001faad8" officeooo:paragraph-rsid="001faad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officeooo:rsid="00221ce7" officeooo:paragraph-rsid="00221ce7"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239823" officeooo:paragraph-rsid="00267e9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682a5" officeooo:paragraph-rsid="00270ad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8e566" officeooo:paragraph-rsid="002a5cf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6pt" fo:font-weight="bold" officeooo:rsid="00239823" officeooo:paragraph-rsid="00267e9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2682a5" officeooo:paragraph-rsid="002682a5"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28cb83" officeooo:paragraph-rsid="0028cb83"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8e566" officeooo:paragraph-rsid="0028cb83" style:font-size-asian="16pt" style:font-weight-asian="bold" style:font-size-complex="16pt" style:font-weight-complex="bold"/>
    </style:style>
    <style:style style:name="P12" style:family="paragraph">
      <style:text-properties fo:font-size="12pt"/>
    </style:style>
    <style:style style:name="P13" style:family="paragraph">
      <style:paragraph-properties fo:text-align="center"/>
    </style:style>
    <style:style style:name="P14" style:family="paragraph">
      <style:paragraph-properties fo:text-align="center"/>
      <style:text-properties fo:font-size="20pt" fo:font-weight="bold" style:font-size-asian="20pt" style:font-weight-asian="bold" style:font-size-complex="20pt" style:font-weight-complex="bold"/>
    </style:style>
    <style:style style:name="P15" style:family="paragraph">
      <style:paragraph-properties fo:text-align="center"/>
      <style:text-properties fo:font-size="12pt"/>
    </style:style>
    <style:style style:name="P16" style:family="paragraph">
      <style:paragraph-properties fo:text-align="center"/>
      <style:text-properties fo:font-size="8pt" style:font-size-asian="8pt" style:font-size-complex="8pt"/>
    </style:style>
    <style:style style:name="T1" style:family="text">
      <style:text-properties officeooo:rsid="00213e50"/>
    </style:style>
    <style:style style:name="T2" style:family="text">
      <style:text-properties officeooo:rsid="00221ce7"/>
    </style:style>
    <style:style style:name="T3" style:family="text">
      <style:text-properties officeooo:rsid="00253cef"/>
    </style:style>
    <style:style style:name="T4" style:family="text">
      <style:text-properties officeooo:rsid="00270ad7"/>
    </style:style>
    <style:style style:name="T5" style:family="text">
      <style:text-properties officeooo:rsid="0029691e"/>
    </style:style>
    <style:style style:name="T6" style:family="text">
      <style:text-properties fo:font-size="12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8pt" style:font-size-asian="8pt" style:font-size-complex="8pt"/>
    </style:style>
    <style:style style:name="gr1" style:family="graphic">
      <style:graphic-properties draw:textarea-horizontal-align="justify" draw:textarea-vertical-align="middle" draw:auto-grow-height="false" fo:min-height="1.0063in" fo:min-width="5.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917in" fo:min-width="5.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 draw:marker-start-width="0.1689in" draw:marker-end="Arrow" draw:marker-end-width="0.079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Arrow" draw:marker-start-width="0.1689in" draw:marker-end=""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 draw:marker-start-width="0.1689in" draw:marker-end="Arrow"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0063in" fo:min-width="5.1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862in" fo:min-width="0.8028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201in" svg:stroke-color="#000000" draw:marker-start="Arrow" draw:marker-start-width="0.0598in" draw:marker-end=""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4535in" fo:min-width="5.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917in" fo:min-width="0.7602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3028in" fo:min-width="0.7291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448in" fo:min-width="0.802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7917in" fo:min-width="6.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535in" fo:min-width="5.9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4689in" fo:min-width="0.7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Reflex based agents</text:p>
      <text:p text:style-name="P1"/>
      <text:p text:style-name="P1">In this type of agents a action is performed based on the feedback given by the system i.e sudden response to the present condition. <text:span text:style-name="T1">Input to the agent is received from its surrounding environment through sensors and certain action is performed based on the mapping of condition action rule by controlling the actuators. Fig 1.1 shows the simple reflex agent. </text:span>Let us take a example of a <text:span text:style-name="T2">autonomous car which need to stop ones the car in front of it applies brake</text:span>. <text:span text:style-name="T2">Through the car’s <text:s/>camera sensor the image is obtained and <text:s/>checked for the condition whether the back light of a car in front of it is in on condition or not. Based on the computation result actuation is given to the effectors. </text:span><text:s/></text:p>
      <text:p text:style-name="P1"><draw:custom-shape text:anchor-type="paragraph" draw:z-index="0" draw:name="Shape1" draw:style-name="gr1" draw:text-style-name="P12" svg:width="5.2421in" svg:height="1.115in" svg:x="0.4555in" svg:y="1.8346in"><text:p><text:span text:style-name="T6"><text:s text:c="3"/></text:span><text:span text:style-name="T7">Sensors</text:span><text:span text:style-name="T8"> <text:s text:c="10"/></text:span><text:span text:style-name="T7">Check the condition <text:s text:c="10"/></text:span><text:span text:style-name="T9">Actuators</text:span></text:p><text:p><text:span text:style-name="T6"/></text:p><text:p><text:span text:style-name="T7"><text:s text:c="2"/></text:span><text:span text:style-name="T7">System</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14" svg:width="5.2512in" svg:height="0.8768in" svg:x="0.4244in" svg:y="0.272in"><text:p text:style-name="P13"><text:span text:style-name="T8">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 draw:name="Shape3" draw:style-name="gr3" draw:text-style-name="P13" svg:x1="4.0598in" svg:y1="2.2098in" svg:x2="4.6224in" svg:y2="2.2307in"><text:p/></draw:line><draw:line text:anchor-type="paragraph" draw:z-index="3" draw:name="Shape3" draw:style-name="gr4" draw:text-style-name="P13" svg:x1="5.0807in" svg:y1="1.2516in" svg:x2="5.0807in" svg:y2="1.835in"><text:p/></draw:line><draw:line text:anchor-type="paragraph" draw:z-index="4" draw:name="Shape3" draw:style-name="gr3" draw:text-style-name="P15" svg:x1="1.4972in" svg:y1="2.2307in" svg:x2="2.0181in" svg:y2="2.2307in"><text:p/></draw:line><draw:line text:anchor-type="paragraph" draw:z-index="5" draw:name="Shape3" draw:style-name="gr5" draw:text-style-name="P13" svg:x1="0.8307in" svg:y1="1.2516in" svg:x2="0.8307in" svg:y2="1.835in"><text:p/></draw:lin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 text:c="69"/><text:span text:style-name="T2">Fig 1.1</text:span></text:p>
      <text:p text:style-name="P2"/>
      <text:p text:style-name="P2"/>
      <text:p text:style-name="P4">Model based agents</text:p>
      <text:p text:style-name="P4"/>
      <text:p text:style-name="P5">Model based agent can handle a partially visible surroundings to do some action by maintaining a internal state inside the agent by taking data from percept history <text:span text:style-name="T3">for a surrounding which is not visible to the agent</text:span>. <text:span text:style-name="T3">This agent model the world around it by some kind of structure based on the internal state that is why the name model based agent. <text:s/>Updating the internal state <text:s/>require two kind of information. Firstly, we need information about the world which changes independently of the agent. Secondly we need to have information about world response for the agent action. </text:span></text:p>
      <text:p text:style-name="P5"><text:s text:c="52"/></text:p>
      <text:p text:style-name="P5"><draw:custom-shape text:anchor-type="paragraph" draw:z-index="6" draw:name="Shape2" draw:style-name="gr2" draw:text-style-name="P14" svg:width="5.2512in" svg:height="0.8768in" svg:x="0.4244in" svg:y="0.0638in"><text:p text:style-name="P13"><text:span text:style-name="T8">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text:p>
      <text:p text:style-name="P5"/>
      <text:p text:style-name="P5"/>
      <text:p text:style-name="P5"/>
      <text:p text:style-name="P5"><draw:line text:anchor-type="paragraph" draw:z-index="8" draw:name="Shape3" draw:style-name="gr5" draw:text-style-name="P13" svg:x1="0.7992in" svg:y1="0.1736in" svg:x2="0.7992in" svg:y2="0.6839in"><text:p/></draw:line></text:p>
      <text:p text:style-name="P5"/>
      <text:p text:style-name="P5"/>
      <text:p text:style-name="P5"><draw:custom-shape text:anchor-type="paragraph" draw:z-index="7" draw:name="Shape1" draw:style-name="gr6" draw:text-style-name="P12" svg:width="5.2815in" svg:height="1.115in" svg:x="0.4035in" svg:y="0.0945in"><text:p><text:span text:style-name="T6"><text:s text:c="3"/></text:span><text:span text:style-name="T7">Sensors</text:span><text:span text:style-name="T8"> <text:s text:c="6"/></text:span><text:span text:style-name="T7"><text:s text:c="11"/></text:span><text:span text:style-name="T9"><text:s text:c="42"/>Actuators</text:span><text:span text:style-name="T9"> <text:s text:c="4"/></text:span></text:p><text:p><text:span text:style-name="T10"/></text:p><text:p><text:span text:style-name="T10"><text:s/></text:span><text:span text:style-name="T10">State, How the world evolve, what my action do <text:s text:c="10"/>Check the condi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custom-shape text:anchor-type="paragraph" draw:z-index="10" draw:name="Shape4" draw:style-name="gr7" draw:text-style-name="P16" svg:width="0.8031in" svg:height="0.3862in" svg:x="1.872in" svg:y="0.1071in"><text:p text:style-name="P13"><text:span text:style-name="T11">W</text:span><text:span text:style-name="T11">h</text:span><text:span text:style-name="T11">a</text:span><text:span text:style-name="T11">t</text:span><text:span text:style-name="T11"> </text:span><text:span text:style-name="T11">t</text:span><text:span text:style-name="T11">h</text:span><text:span text:style-name="T11">e</text:span><text:span text:style-name="T11"> </text:span><text:span text:style-name="T11">w</text:span><text:span text:style-name="T11">o</text:span><text:span text:style-name="T11">r</text:span><text:span text:style-name="T11">l</text:span><text:span text:style-name="T11">d</text:span><text:span text:style-name="T11"> </text:span></text:p><text:p text:style-name="P13"><text:span text:style-name="T11">I</text:span><text:span text:style-name="T11">s</text:span><text:span text:style-name="T11"> </text:span><text:span text:style-name="T11">l</text:span><text:span text:style-name="T11">i</text:span><text:span text:style-name="T11">k</text:span><text:span text:style-name="T11">e</text:span><text:span text:style-name="T11"> </text:span><text:span text:style-name="T11">n</text:span><text:span text:style-name="T11">o</text:span><text:span text:style-name="T11">w</text:span></text:p><draw:enhanced-geometry svg:viewBox="0 0 21600 21600" draw:type="rectangle" draw:enhanced-path="M 0 0 L 21600 0 21600 21600 0 21600 0 0 Z N"/></draw:custom-shape><draw:custom-shape text:anchor-type="paragraph" draw:z-index="11" draw:name="Shape4" draw:style-name="gr7" draw:text-style-name="P16" svg:width="0.8031in" svg:height="0.3862in" svg:x="3.2264in" svg:y="0.0756in"><text:p text:style-name="P13"><text:span text:style-name="T11">W</text:span><text:span text:style-name="T11">h</text:span><text:span text:style-name="T11">a</text:span><text:span text:style-name="T11">t</text:span><text:span text:style-name="T11"> </text:span><text:span text:style-name="T11">a</text:span><text:span text:style-name="T11">c</text:span><text:span text:style-name="T11">t</text:span><text:span text:style-name="T11">i</text:span><text:span text:style-name="T11">o</text:span><text:span text:style-name="T11">n</text:span><text:span text:style-name="T11"> </text:span><text:span text:style-name="T11">I</text:span></text:p><text:p text:style-name="P13"><text:span text:style-name="T11"><text:s/></text:span><text:span text:style-name="T11">s</text:span><text:span text:style-name="T11">h</text:span><text:span text:style-name="T11">o</text:span><text:span text:style-name="T11">u</text:span><text:span text:style-name="T11">l</text:span><text:span text:style-name="T11">d</text:span><text:span text:style-name="T11"> </text:span><text:span text:style-name="T11">d</text:span><text:span text:style-name="T11">o</text:span><text:span text:style-name="T11"> </text:span><text:span text:style-name="T11">n</text:span><text:span text:style-name="T11">o</text:span><text:span text:style-name="T11">w</text:span></text:p><draw:enhanced-geometry svg:viewBox="0 0 21600 21600" draw:type="rectangle" draw:enhanced-path="M 0 0 L 21600 0 21600 21600 0 21600 0 0 Z N"/></draw:custom-shape><draw:line text:anchor-type="paragraph" draw:z-index="12" draw:name="Shape3" draw:style-name="gr3" draw:text-style-name="P15" svg:x1="4.0398in" svg:y1="0.2906in" svg:x2="4.5606in" svg:y2="0.2906in"><text:p/></draw:line><draw:line text:anchor-type="paragraph" draw:z-index="13" draw:name="Shape3" draw:style-name="gr3" draw:text-style-name="P15" svg:x1="1.2992in" svg:y1="0.3142in" svg:x2="1.8201in" svg:y2="0.3142in"><text:p/></draw:line><draw:line text:anchor-type="paragraph" draw:z-index="14" draw:name="Shape3" draw:style-name="gr3" draw:text-style-name="P15" svg:x1="2.7055in" svg:y1="0.2827in" svg:x2="3.2264in" svg:y2="0.2827in"><text:p/></draw:line><draw:line text:anchor-type="paragraph" draw:z-index="15" draw:name="Shape3" draw:style-name="gr8" draw:text-style-name="P15" svg:x1="3.6953in" svg:y1="0.4618in" svg:x2="3.7055in" svg:y2="0.6173in"><text:p/></draw:line><draw:line text:anchor-type="paragraph" draw:z-index="16" draw:name="Shape3" draw:style-name="gr8" draw:text-style-name="P15" svg:x1="2.3098in" svg:y1="0.4929in" svg:x2="2.3098in" svg:y2="0.6972in"><text:p/></draw:line></text:p>
      <text:p text:style-name="P5"/>
      <text:p text:style-name="P5"/>
      <text:p text:style-name="P8"/>
      <text:p text:style-name="P9"><text:soft-page-break/>Goal based agents</text:p>
      <text:p text:style-name="P9"/>
      <text:p text:style-name="P6"><draw:line text:anchor-type="paragraph" draw:z-index="9" draw:name="Shape3" draw:style-name="gr4" draw:text-style-name="P13" svg:x1="4.9764in" svg:y1="2.2217in" svg:x2="4.9764in" svg:y2="2.7173in"><text:p/></draw:line><draw:custom-shape text:anchor-type="paragraph" draw:z-index="17" draw:name="Shape2" draw:style-name="gr2" draw:text-style-name="P14" svg:width="5.2512in" svg:height="0.8768in" svg:x="0.4244in" svg:y="1.3453in"><text:p text:style-name="P13"><text:span text:style-name="T8">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Shape3" draw:style-name="gr5" draw:text-style-name="P13" svg:x1="0.9453in" svg:y1="2.2217in" svg:x2="0.9453in" svg:y2="2.7319in"><text:p/></draw:line><draw:line text:anchor-type="paragraph" draw:z-index="20" draw:name="Shape3" draw:style-name="gr3" draw:text-style-name="P15" svg:x1="1.3516in" svg:y1="3.148in" svg:x2="1.5807in" svg:y2="3.148in"><text:p/></draw:line><draw:custom-shape text:anchor-type="paragraph" draw:z-index="21" draw:name="Shape4" draw:style-name="gr10" draw:text-style-name="P16" svg:width="0.7606in" svg:height="0.2921in" svg:x="1.5701in" svg:y="3.0201in"><text:p text:style-name="P13"><text:span text:style-name="T11">What the world </text:span></text:p><text:p text:style-name="P13"><text:span text:style-name="T11">Is like now</text:span></text:p><draw:enhanced-geometry svg:viewBox="0 0 21600 21600" draw:type="rectangle" draw:enhanced-path="M 0 0 L 21600 0 21600 21600 0 21600 0 0 Z N"/></draw:custom-shape><draw:custom-shape text:anchor-type="paragraph" draw:z-index="22" draw:name="Shape4" draw:style-name="gr11" draw:text-style-name="P16" svg:width="0.7295in" svg:height="0.3031in" svg:x="3.6016in" svg:y="3.0307in"><text:p text:style-name="P13"><text:span text:style-name="T11">What action I</text:span></text:p><text:p text:style-name="P13"><text:span text:style-name="T11"><text:s/></text:span><text:span text:style-name="T11">should do now</text:span></text:p><draw:enhanced-geometry svg:viewBox="0 0 21600 21600" draw:type="rectangle" draw:enhanced-path="M 0 0 L 21600 0 21600 21600 0 21600 0 0 Z N"/></draw:custom-shape><draw:line text:anchor-type="paragraph" draw:z-index="23" draw:name="Shape3" draw:style-name="gr3" draw:text-style-name="P15" svg:x1="4.3201in" svg:y1="3.1346in" svg:x2="4.5701in" svg:y2="3.1346in"><text:p/></draw:line><draw:custom-shape text:anchor-type="paragraph" draw:z-index="24" draw:name="Shape4" draw:style-name="gr12" draw:text-style-name="P16" svg:width="0.8024in" svg:height="0.448in" svg:x="2.539in" svg:y="3.0516in"><text:p text:style-name="P13"><text:span text:style-name="T11">What will </text:span><text:span text:style-name="T11">happen</text:span></text:p><text:p text:style-name="P13"><text:span text:style-name="T11">to the world if I</text:span></text:p><text:p text:style-name="P13"><text:span text:style-name="T11"><text:s/></text:span><text:span text:style-name="T11">do this action</text:span></text:p><draw:enhanced-geometry svg:viewBox="0 0 21600 21600" draw:type="rectangle" draw:enhanced-path="M 0 0 L 21600 0 21600 21600 0 21600 0 0 Z N"/></draw:custom-shape><draw:line text:anchor-type="paragraph" draw:z-index="25" draw:name="Shape3" draw:style-name="gr3" draw:text-style-name="P15" svg:x1="3.372in" svg:y1="3.2in" svg:x2="3.6012in" svg:y2="3.2in"><text:p/></draw:line><draw:line text:anchor-type="paragraph" draw:z-index="26" draw:name="Shape3" draw:style-name="gr3" draw:text-style-name="P15" svg:x1="2.3307in" svg:y1="3.1791in" svg:x2="2.5598in" svg:y2="3.1791in"><text:p/></draw:line><draw:line text:anchor-type="paragraph" draw:z-index="27" draw:name="Shape3" draw:style-name="gr8" draw:text-style-name="P15" svg:x1="1.9244in" svg:y1="3.3992in" svg:x2="0.6744in" svg:y2="3.9472in"><text:p/></draw:line><draw:line text:anchor-type="paragraph" draw:z-index="28" draw:name="Shape3" draw:style-name="gr8" draw:text-style-name="P15" svg:x1="1.9866in" svg:y1="3.4055in" svg:x2="1.7055in" svg:y2="3.9472in"><text:p/></draw:line><draw:line text:anchor-type="paragraph" draw:z-index="29" draw:name="Shape3" draw:style-name="gr8" draw:text-style-name="P15" svg:x1="2.7681in" svg:y1="3.4992in" svg:x2="1.8618in" svg:y2="3.9472in"><text:p/></draw:line><draw:line text:anchor-type="paragraph" draw:z-index="30" draw:name="Shape3" draw:style-name="gr8" draw:text-style-name="P15" svg:x1="2.0598in" svg:y1="3.4055in" svg:x2="2.539in" svg:y2="3.9472in"><text:p/></draw:line><draw:line text:anchor-type="paragraph" draw:z-index="31" draw:name="Shape3" draw:style-name="gr8" draw:text-style-name="P15" svg:x1="2.9764in" svg:y1="3.4992in" svg:x2="2.9764in" svg:y2="3.9055in"><text:p/></draw:line><draw:line text:anchor-type="paragraph" draw:z-index="32" draw:name="Shape3" draw:style-name="gr8" draw:text-style-name="P15" svg:x1="3.9346in" svg:y1="3.4264in" svg:x2="3.9346in" svg:y2="3.8327in"><text:p/></draw:line><draw:custom-shape text:anchor-type="paragraph" draw:z-index="18" draw:name="Shape1" draw:style-name="gr9" draw:text-style-name="P12" svg:width="5.2815in" svg:height="1.6106in" svg:x="0.4453in" svg:y="2.7118in"><text:p><text:span text:style-name="T7"><text:s text:c="2"/></text:span><text:span text:style-name="T7">Sensors</text:span><text:span text:style-name="T8"> <text:s text:c="6"/></text:span><text:span text:style-name="T7"><text:s text:c="11"/></text:span><text:span text:style-name="T9"><text:s text:c="42"/>Actuators</text:span><text:span text:style-name="T9"> <text:s text:c="4"/></text:span></text:p><text:p><text:span text:style-name="T10"/></text:p><text:p><text:span text:style-name="T10"><text:s text:c="3"/></text:span></text:p><text:p><text:span text:style-name="T10"><text:s text:c="2"/></text:span></text:p><text:p><text:span text:style-name="T10"><text:s text:c="3"/></text:span></text:p><text:p><text:span text:style-name="T10"><text:s text:c="3"/></text:span><text:span text:style-name="T10">State, How the world evolve, what my action do <text:s text:c="15"/>Goa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 a <text:span text:style-name="T4">environment it is not enough to just do some action but it’s necessary to reach a target by doing a action. This is where goal based agent comes into picture. Here it needs to choose one action from list of possible action to reach a goal. A action is performed based on the sequence generated by search and planning. When a car sees the brake light in front of it, it can achieve <text:s/>the goal of not hitting the car by applying the brake. And it can update the correct environment condition to look for a new action which makes the agent reach it’s goal. <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Utility based agents</text:p>
      <text:p text:style-name="P11"/>
      <text:p text:style-name="P7">Goal can be achieved in multiple way but the goal achieved is with high safer, quicker , reliable and cheaper way? This is where utility based agent comes into picture. A agent which achieve the goal by choosing a action from the list of possible action such that it result in <text:s/>a quicker, reliable and cheaper way <text:span text:style-name="T5">is said to have high utility fro the agent. This agent choose action based on a preference for each possible state. A utility maps the perception into a action such that the it achieve high degree of utility. </text:span></text:p>
      <text:p text:style-name="P7"><draw:custom-shape text:anchor-type="paragraph" draw:z-index="33" draw:name="Shape2" draw:style-name="gr13" draw:text-style-name="P14" svg:width="6.1669in" svg:height="0.8768in" svg:x="0.4764in" svg:y="0.0402in"><text:p text:style-name="P13"><text:span text:style-name="T8">S</text:span><text:span text:style-name="T8">u</text:span><text:span text:style-name="T8">r</text:span><text:span text:style-name="T8">r</text:span><text:span text:style-name="T8">o</text:span><text:span text:style-name="T8">u</text:span><text:span text:style-name="T8">n</text:span><text:span text:style-name="T8">d</text:span><text:span text:style-name="T8">i</text:span><text:span text:style-name="T8">n</text:span><text:span text:style-name="T8">g</text:span><text:span text:style-name="T8"> </text:span><text:span text:style-name="T8">E</text:span><text:span text:style-name="T8">n</text:span><text:span text:style-name="T8">v</text:span><text:span text:style-name="T8">i</text:span><text:span text:style-name="T8">o</text:span><text:span text:style-name="T8">r</text:span><text:span text:style-name="T8">m</text:span><text:span text:style-name="T8">e</text:span><text:span text:style-name="T8">n</text:span><text:span text:style-name="T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4" draw:name="Shape1" draw:style-name="gr14" draw:text-style-name="P12" svg:width="6.115in" svg:height="1.6106in" svg:x="0.4866in" svg:y="1.2445in"><text:p><text:span text:style-name="T7"><text:s text:c="2"/></text:span><text:span text:style-name="T7">Sensors</text:span><text:span text:style-name="T8"> <text:s text:c="6"/></text:span><text:span text:style-name="T7"><text:s text:c="11"/></text:span><text:span text:style-name="T9"><text:s text:c="58"/>Actuators</text:span><text:span text:style-name="T9"> <text:s text:c="4"/></text:span></text:p><text:p><text:span text:style-name="T10"/></text:p><text:p><text:span text:style-name="T10"><text:s text:c="3"/></text:span></text:p><text:p><text:span text:style-name="T10"><text:s text:c="2"/></text:span></text:p><text:p><text:span text:style-name="T10"><text:s text:c="3"/></text:span></text:p><text:p><text:span text:style-name="T10"><text:s text:c="3"/></text:span><text:span text:style-name="T10">State, How the world evolve, what my action do <text:s text:c="15"/>Utilit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5" draw:name="Shape3" draw:style-name="gr5" draw:text-style-name="P13" svg:x1="0.9035in" svg:y1="0.7252in" svg:x2="0.9035in" svg:y2="1.2354in"><text:p/></draw:line><draw:line text:anchor-type="paragraph" draw:z-index="36" draw:name="Shape3" draw:style-name="gr4" draw:text-style-name="P13" svg:x1="5.8516in" svg:y1="0.7484in" svg:x2="5.8516in" svg:y2="1.2441in"><text:p/></draw:line><draw:custom-shape text:anchor-type="paragraph" draw:z-index="37" draw:name="Shape4" draw:style-name="gr10" draw:text-style-name="P16" svg:width="0.7606in" svg:height="0.2921in" svg:x="1.6744in" svg:y="1.5154in"><text:p text:style-name="P13"><text:span text:style-name="T11">What the world </text:span></text:p><text:p text:style-name="P13"><text:span text:style-name="T11">Is like now</text:span></text:p><draw:enhanced-geometry svg:viewBox="0 0 21600 21600" draw:type="rectangle" draw:enhanced-path="M 0 0 L 21600 0 21600 21600 0 21600 0 0 Z N"/></draw:custom-shape><draw:custom-shape text:anchor-type="paragraph" draw:z-index="38" draw:name="Shape4" draw:style-name="gr12" draw:text-style-name="P16" svg:width="0.8024in" svg:height="0.448in" svg:x="2.6953in" svg:y="1.5047in"><text:p text:style-name="P13"><text:span text:style-name="T11">What will happen</text:span></text:p><text:p text:style-name="P13"><text:span text:style-name="T11">to the world if I</text:span></text:p><text:p text:style-name="P13"><text:span text:style-name="T11"><text:s/></text:span><text:span text:style-name="T11">do this action</text:span></text:p><draw:enhanced-geometry svg:viewBox="0 0 21600 21600" draw:type="rectangle" draw:enhanced-path="M 0 0 L 21600 0 21600 21600 0 21600 0 0 Z N"/></draw:custom-shape><draw:custom-shape text:anchor-type="paragraph" draw:z-index="39" draw:name="Shape4" draw:style-name="gr15" draw:text-style-name="P16" svg:width="0.7504in" svg:height="0.4689in" svg:x="3.6846in" svg:y="1.5256in"><text:p text:style-name="P13"><text:span text:style-name="T11">How happy I </text:span></text:p><text:p text:style-name="P13"><text:span text:style-name="T11">Will be in such</text:span></text:p><text:p text:style-name="P13"><text:span text:style-name="T11"><text:s/></text:span><text:span text:style-name="T11">state</text:span></text:p><draw:enhanced-geometry svg:viewBox="0 0 21600 21600" draw:type="rectangle" draw:enhanced-path="M 0 0 L 21600 0 21600 21600 0 21600 0 0 Z N"/></draw:custom-shape><draw:line text:anchor-type="paragraph" draw:z-index="40" draw:name="Shape3" draw:style-name="gr3" draw:text-style-name="P15" svg:x1="1.4449in" svg:y1="1.689in" svg:x2="1.6744in" svg:y2="1.689in"><text:p/></draw:line><draw:line text:anchor-type="paragraph" draw:z-index="41" draw:name="Shape3" draw:style-name="gr3" draw:text-style-name="P15" svg:x1="2.4661in" svg:y1="1.6583in" svg:x2="2.6953in" svg:y2="1.6583in"><text:p/></draw:line><draw:line text:anchor-type="paragraph" draw:z-index="42" draw:name="Shape3" draw:style-name="gr3" draw:text-style-name="P15" svg:x1="3.4972in" svg:y1="1.6791in" svg:x2="3.7264in" svg:y2="1.6791in"><text:p/></draw:line><draw:custom-shape text:anchor-type="paragraph" draw:z-index="43" draw:name="Shape4" draw:style-name="gr11" draw:text-style-name="P16" svg:width="0.7295in" svg:height="0.3031in" svg:x="4.4764in" svg:y="1.5256in"><text:p text:style-name="P13"><text:span text:style-name="T11">What action I</text:span></text:p><text:p text:style-name="P13"><text:span text:style-name="T11"><text:s/></text:span><text:span text:style-name="T11">should do now</text:span></text:p><draw:enhanced-geometry svg:viewBox="0 0 21600 21600" draw:type="rectangle" draw:enhanced-path="M 0 0 L 21600 0 21600 21600 0 21600 0 0 Z N"/></draw:custom-shape><draw:line text:anchor-type="paragraph" draw:z-index="44" draw:name="Shape3" draw:style-name="gr8" draw:text-style-name="P15" svg:x1="2.2161in" svg:y1="1.9091in" svg:x2="2.6953in" svg:y2="2.4508in"><text:p/></draw:line><draw:line text:anchor-type="paragraph" draw:z-index="45" draw:name="Shape3" draw:style-name="gr8" draw:text-style-name="P15" svg:x1="3.0598in" svg:y1="2.0047in" svg:x2="2.0701in" svg:y2="2.4681in"><text:p/></draw:line><draw:line text:anchor-type="paragraph" draw:z-index="46" draw:name="Shape3" draw:style-name="gr8" draw:text-style-name="P15" svg:x1="3.1744in" svg:y1="2.0516in" svg:x2="3.1744in" svg:y2="2.3697in"><text:p/></draw:line><draw:line text:anchor-type="paragraph" draw:z-index="47" draw:name="Shape3" draw:style-name="gr8" draw:text-style-name="P15" svg:x1="1.9661in" svg:y1="1.9528in" svg:x2="0.9764in" svg:y2="2.4161in"><text:p/></draw:line><draw:line text:anchor-type="paragraph" draw:z-index="48" draw:name="Shape3" draw:style-name="gr8" draw:text-style-name="P15" svg:x1="2.0701in" svg:y1="1.9874in" svg:x2="1.7055in" svg:y2="2.4508in"><text:p/></draw:line><draw:line text:anchor-type="paragraph" draw:z-index="49" draw:name="Shape3" draw:style-name="gr8" draw:text-style-name="P15" svg:x1="4.0701in" svg:y1="2.0827in" svg:x2="4.0701in" svg:y2="2.4008in"><text:p/></draw:line><draw:line text:anchor-type="paragraph" draw:z-index="50" draw:name="Shape3" draw:style-name="gr3" draw:text-style-name="P15" svg:x1="5.2055in" svg:y1="1.6374in" svg:x2="5.4346in" svg:y2="1.6374in"><text:p/></draw: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22:55:40.833187542</meta:creation-date>
    <dc:date>2019-10-10T19:52:19.531442357</dc:date>
    <meta:editing-duration>PT7H17M</meta:editing-duration>
    <meta:editing-cycles>3</meta:editing-cycles>
    <meta:generator>LibreOffice/5.1.6.2$Linux_X86_64 LibreOffice_project/10m0$Build-2</meta:generator>
    <meta:document-statistic meta:table-count="0" meta:image-count="0" meta:object-count="0" meta:page-count="2" meta:paragraph-count="13" meta:word-count="437" meta:character-count="2561" meta:non-whitespace-character-count="1996"/>
  </office:meta>
</office:document-meta>
</file>